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240" office:value-type="string" calcext:value-type="string">
            <text:p>Yearly Gain / Loss Summary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="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28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ransparent_fiat"/>
          <table:table-cell office:value="2208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34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ransparent_fiat"/>
          <table:table-cell office:value="148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0274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1.79" office:value-type="float" table:style-name="transparent_crypto"/>
          <table:table-cell office:value="32059.0" office:value-type="float" table:style-name="transparent_fiat"/>
          <table:table-cell office:value="11784.5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11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6" office:value-type="float" table:style-name="transparent_crypto"/>
          <table:table-cell office:value="1144.0" office:value-type="float" table:style-name="transparent_fiat"/>
          <table:table-cell office:value="333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702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ransparent_fiat"/>
          <table:table-cell office:value="3977.5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75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ransparent_fiat"/>
          <table:table-cell office:value="555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7788.5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3.29" office:value-type="float" table:style-name="transparent_crypto"/>
          <table:table-cell office:value="48859.0" office:value-type="float" table:style-name="transparent_fiat"/>
          <table:table-cell office:value="31070.5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70.5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ransparent_fiat"/>
          <table:table-cell office:value="587.5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="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6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ransparent_fiat"/>
          <table:table-cell office:value="574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ransparent_fiat"/>
          <table:table-cell office:value="1480.0" office:value-type="float" table:style-name="transparent_fiat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9473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1.59" office:value-type="float" table:style-name="transparent_crypto"/>
          <table:table-cell office:value="29619.0" office:value-type="float" table:style-name="transparent_fiat"/>
          <table:table-cell office:value="20145.5" office:value-type="float" table:style-name="transparent_fiat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fiat"/>
          <table:table-cell office:value="222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6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440.0" office:value-type="float" table:style-name="transparent_fiat"/>
          <table:table-cell office:value="260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ransparent_fiat"/>
          <table:table-cell office:value="31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6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ransparent_fiat"/>
          <table:table-cell office:value="574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ransparent_fiat"/>
          <table:table-cell office:value="148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ransparent_fiat"/>
          <table:table-cell office:value="8325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ransparent_fiat"/>
          <table:table-cell office:value="55.5" office:value-type="float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from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IN / INTEREST</text:p>
          </table:table-cell>
          <table:table-cell office:value="1.0" office:value-type="float" table:style-name="taxable_event_percent"/>
          <table:table-cell office:value="24000.0" office:value-type="float" table:style-name="highlighted_fiat"/>
          <table:table-cell office:value="12000.0" office:value-type="float" table:style-name="taxable_event_fiat"/>
          <table:table-cell office:value-type="string" table:style-name="taxable_event_note_default">
            <text:p>1/1: 2.00000000 of 2.00000000 B1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from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2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axable_event_fiat"/>
          <table:table-cell office:value="2208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3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48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0274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79" office:value-type="float" table:style-name="transparent_crypto"/>
          <table:table-cell office:value="32059.0" office:value-type="float" table:style-name="taxable_event_fiat"/>
          <table:table-cell office:value="11784.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1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6" office:value-type="float" table:style-name="transparent_crypto"/>
          <table:table-cell office:value="1144.0" office:value-type="float" table:style-name="taxable_event_fiat"/>
          <table:table-cell office:value="333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702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977.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555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-43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0.6666666666666666" office:value-type="float" table:style-name="taxable_event_percent"/>
          <table:table-cell office:value="11200.0" office:value-type="float" table:style-name="highlighted_fiat"/>
          <table:table-cell office:value="11200.0" office:value-type="float" table:style-name="taxable_event_fiat"/>
          <table:table-cell office:value-type="string" table:style-name="taxable_event_note_default">
            <text:p>1/4: 1.00000000 of 1.50000000 B2</text:p>
          </table:table-cell>
          <table:table-cell office:value-type="string" table:style-name="from_lot_default">
            <text:p>2019-05-01 14:03:00+00:00</text:p>
          </table:table-cell>
          <table:table-cell office:value="1.0" office:value-type="float" table:style-name="from_lot_percent"/>
          <table:table-cell office:value="15500.0" office:value-type="float" table:style-name="from_lot_fiat"/>
          <table:table-cell office:value="500.0" office:value-type="float" table:style-name="from_lot_fiat"/>
          <table:table-cell office:value="15500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1/1: 1.0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1" office:value-type="float" table:style-name="transparent_crypto"/>
          <table:table-cell office:value="-8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0.06666666666666667" office:value-type="float" table:style-name="taxable_event_percent"/>
          <table:table-cell office:value="1120.0" office:value-type="float" table:style-name="highlighted_fiat"/>
          <table:table-cell office:value="11200.0" office:value-type="float" table:style-name="taxable_event_fiat"/>
          <table:table-cell office:value-type="string" table:style-name="taxable_event_note_default">
            <text:p>2/4: 0.10000000 of 1.50000000 B2</text:p>
          </table:table-cell>
          <table:table-cell office:value-type="string" table:style-name="from_lot_alt_default">
            <text:p>2019-03-01 11:18:00+00:00</text:p>
          </table:table-cell>
          <table:table-cell office:value="1.0" office:value-type="float" table:style-name="from_lot_alt_percent"/>
          <table:table-cell office:value="1200.0" office:value-type="float" table:style-name="from_lot_alt_fiat"/>
          <table:table-cell office:value="0.0" office:value-type="float" table:style-name="from_lot_alt_fiat"/>
          <table:table-cell office:value="1200.0" office:value-type="float" table:style-name="highlighted_fiat"/>
          <table:table-cell office:value="12000.0" office:value-type="float" table:style-name="from_lot_alt_fiat"/>
          <table:table-cell office:value-type="string" table:style-name="from_lot_note_default">
            <text:p>1/1: 0.10000000 of 0.1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2</text:p>
          </table:table-cell>
          <table:table-cell office:value="1.4" office:value-type="float" table:style-name="transparent_crypto"/>
          <table:table-cell office:value="-54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0.2" office:value-type="float" table:style-name="taxable_event_percent"/>
          <table:table-cell office:value="3360.0" office:value-type="float" table:style-name="highlighted_fiat"/>
          <table:table-cell office:value="11200.0" office:value-type="float" table:style-name="taxable_event_fiat"/>
          <table:table-cell office:value-type="string" table:style-name="taxable_event_note_default">
            <text:p>3/4: 0.30000000 of 1.50000000 B2</text:p>
          </table:table-cell>
          <table:table-cell office:value-type="string" table:style-name="from_lot_default">
            <text:p>2019-02-01 11:18:00+00:00</text:p>
          </table:table-cell>
          <table:table-cell office:value="1.0" office:value-type="float" table:style-name="from_lot_percent"/>
          <table:table-cell office:value="3900.0" office:value-type="float" table:style-name="from_lot_fiat"/>
          <table:table-cell office:value="0.0" office:value-type="float" table:style-name="from_lot_fiat"/>
          <table:table-cell office:value="3900.0" office:value-type="float" table:style-name="highlighted_fiat"/>
          <table:table-cell office:value="13000.0" office:value-type="float" table:style-name="from_lot_fiat"/>
          <table:table-cell office:value-type="string" table:style-name="from_lot_note_default">
            <text:p>1/1: 0.30000000 of 0.3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-36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0.06666666666666667" office:value-type="float" table:style-name="taxable_event_percent"/>
          <table:table-cell office:value="1120.0" office:value-type="float" table:style-name="highlighted_fiat"/>
          <table:table-cell office:value="11200.0" office:value-type="float" table:style-name="taxable_event_fiat"/>
          <table:table-cell office:value-type="string" table:style-name="taxable_event_note_default">
            <text:p>4/4: 0.10000000 of 1.50000000 B2</text:p>
          </table:table-cell>
          <table:table-cell office:value-type="string" table:style-name="from_lot_alt_default">
            <text:p>2019-02-01 11:18:00+00:00</text:p>
          </table:table-cell>
          <table:table-cell office:value="0.2" office:value-type="float" table:style-name="from_lot_alt_percent"/>
          <table:table-cell office:value="1480.0" office:value-type="float" table:style-name="from_lot_alt_fiat"/>
          <table:table-cell office:value="80.0" office:value-type="float" table:style-name="from_lot_alt_fiat"/>
          <table:table-cell office:value="1480.0" office:value-type="float" table:style-name="highlighted_fiat"/>
          <table:table-cell office:value="14000.0" office:value-type="float" table:style-name="from_lot_alt_fiat"/>
          <table:table-cell office:value-type="string" table:style-name="from_lot_note_default">
            <text:p>1/4: 0.10000000 of 0.5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-34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fiat"/>
          <table:table-cell office:value="11400.0" office:value-type="float" table:style-name="taxable_event_alt_fiat"/>
          <table:table-cell office:value-type="string" table:style-name="taxable_event_note_default">
            <text:p>1/1: 0.01000000 of 0.01000000 B2</text:p>
          </table:table-cell>
          <table:table-cell office:value-type="string" table:style-name="from_lot_alt_default">
            <text:p>2019-02-01 11:18:00+00:00</text:p>
          </table:table-cell>
          <table:table-cell office:value="0.02" office:value-type="float" table:style-name="from_lot_alt_percent"/>
          <table:table-cell office:value="148.0" office:value-type="float" table:style-name="from_lot_alt_fiat"/>
          <table:table-cell office:value="8.0" office:value-type="float" table:style-name="from_lot_alt_fiat"/>
          <table:table-cell office:value="148.0" office:value-type="float" table:style-name="highlighted_fiat"/>
          <table:table-cell office:value="14000.0" office:value-type="float" table:style-name="from_lot_alt_fiat"/>
          <table:table-cell office:value-type="string" table:style-name="from_lot_note_default">
            <text:p>2/4: 0.01000000 of 0.5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-52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440.0" office:value-type="float" table:style-name="highlighted_fiat"/>
          <table:table-cell office:value="12200.0" office:value-type="float" table:style-name="taxable_event_fiat"/>
          <table:table-cell office:value-type="string" table:style-name="taxable_event_note_default">
            <text:p>1/1: 0.20000000 of 0.20000000 B2</text:p>
          </table:table-cell>
          <table:table-cell office:value-type="string" table:style-name="from_lot_alt_default">
            <text:p>2019-02-01 11:18:00+00:00</text:p>
          </table:table-cell>
          <table:table-cell office:value="0.4" office:value-type="float" table:style-name="from_lot_alt_percent"/>
          <table:table-cell office:value="2960.0" office:value-type="float" table:style-name="from_lot_alt_fiat"/>
          <table:table-cell office:value="160.0" office:value-type="float" table:style-name="from_lot_alt_fiat"/>
          <table:table-cell office:value="2960.0" office:value-type="float" table:style-name="highlighted_fiat"/>
          <table:table-cell office:value="14000.0" office:value-type="float" table:style-name="from_lot_alt_fiat"/>
          <table:table-cell office:value-type="string" table:style-name="from_lot_note_default">
            <text:p>3/4: 0.20000000 of 0.5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9" office:value-type="float" table:style-name="transparent_crypto"/>
          <table:table-cell office:value-type="string" table:style-name="transparent_default">
            <text:p>B2</text:p>
          </table:table-cell>
          <table:table-cell office:value="1.9" office:value-type="float" table:style-name="transparent_crypto"/>
          <table:table-cell office:value="-114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475" office:value-type="float" table:style-name="taxable_event_alt_percent"/>
          <table:table-cell office:value="2698.0" office:value-type="float" table:style-name="highlighted_fiat"/>
          <table:table-cell office:value="14200.0" office:value-type="float" table:style-name="taxable_event_alt_fiat"/>
          <table:table-cell office:value-type="string" table:style-name="taxable_event_note_default">
            <text:p>1/2: 0.19000000 of 0.40000000 B2</text:p>
          </table:table-cell>
          <table:table-cell office:value-type="string" table:style-name="from_lot_alt_default">
            <text:p>2019-02-01 11:18:00+00:00</text:p>
          </table:table-cell>
          <table:table-cell office:value="0.38" office:value-type="float" table:style-name="from_lot_alt_percent"/>
          <table:table-cell office:value="2812.0" office:value-type="float" table:style-name="from_lot_alt_fiat"/>
          <table:table-cell office:value="152.0" office:value-type="float" table:style-name="from_lot_alt_fiat"/>
          <table:table-cell office:value="2812.0" office:value-type="float" table:style-name="highlighted_fiat"/>
          <table:table-cell office:value="14000.0" office:value-type="float" table:style-name="from_lot_alt_fiat"/>
          <table:table-cell office:value-type="string" table:style-name="from_lot_note_default">
            <text:p>4/4: 0.19000000 of 0.5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1816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525" office:value-type="float" table:style-name="taxable_event_alt_percent"/>
          <table:table-cell office:value="2982.0" office:value-type="float" table:style-name="highlighted_fiat"/>
          <table:table-cell office:value="14200.0" office:value-type="float" table:style-name="taxable_event_alt_fiat"/>
          <table:table-cell office:value-type="string" table:style-name="taxable_event_note_default">
            <text:p>2/2: 0.21000000 of 0.40000000 B2</text:p>
          </table:table-cell>
          <table:table-cell office:value-type="string" table:style-name="from_lot_default">
            <text:p>2019-01-01 08:41:00+00:00</text:p>
          </table:table-cell>
          <table:table-cell office:value="0.105" office:value-type="float" table:style-name="from_lot_percent"/>
          <table:table-cell office:value="1165.5" office:value-type="float" table:style-name="from_lot_fiat"/>
          <table:table-cell office:value="10.5" office:value-type="float" table:style-name="from_lot_fiat"/>
          <table:table-cell office:value="1165.5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1/6: 0.21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875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1430.0" office:value-type="float" table:style-name="highlighted_fiat"/>
          <table:table-cell office:value="14300.0" office:value-type="float" table:style-name="taxable_event_fiat"/>
          <table:table-cell office:value-type="string" table:style-name="taxable_event_note_default">
            <text:p>1/1: 0.10000000 of 0.10000000 B2</text:p>
          </table:table-cell>
          <table:table-cell office:value-type="string" table:style-name="from_lot_default">
            <text:p>2019-01-01 08:41:00+00:00</text:p>
          </table:table-cell>
          <table:table-cell office:value="0.05" office:value-type="float" table:style-name="from_lot_percent"/>
          <table:table-cell office:value="555.0" office:value-type="float" table:style-name="from_lot_fiat"/>
          <table:table-cell office:value="5.0" office:value-type="float" table:style-name="from_lot_fiat"/>
          <table:table-cell office:value="555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2/6: 0.1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177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0-05-21 12:58:1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288.0" office:value-type="float" table:style-name="highlighted_fiat"/>
          <table:table-cell office:value="14400.0" office:value-type="float" table:style-name="taxable_event_alt_fiat"/>
          <table:table-cell office:value-type="string" table:style-name="taxable_event_note_default">
            <text:p>1/1: 0.02000000 of 0.02000000 B2</text:p>
          </table:table-cell>
          <table:table-cell office:value-type="string" table:style-name="from_lot_default">
            <text:p>2019-01-01 08:41:00+00:00</text:p>
          </table:table-cell>
          <table:table-cell office:value="0.01" office:value-type="float" table:style-name="from_lot_percent"/>
          <table:table-cell office:value="111.0" office:value-type="float" table:style-name="from_lot_fiat"/>
          <table:table-cell office:value="1.0" office:value-type="float" table:style-name="from_lot_fiat"/>
          <table:table-cell office:value="111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3/6: 0.02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8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5822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1816.0" office:value-type="float" table:style-name="highlighted_fiat"/>
          <table:table-cell office:value="20200.0" office:value-type="float" table:style-name="taxable_event_fiat"/>
          <table:table-cell office:value-type="string" table:style-name="taxable_event_note_default">
            <text:p>1/1: 1.08000000 of 1.08000000 B2</text:p>
          </table:table-cell>
          <table:table-cell office:value-type="string" table:style-name="from_lot_default">
            <text:p>2019-01-01 08:41:00+00:00</text:p>
          </table:table-cell>
          <table:table-cell office:value="0.54" office:value-type="float" table:style-name="from_lot_percent"/>
          <table:table-cell office:value="5994.0" office:value-type="float" table:style-name="from_lot_fiat"/>
          <table:table-cell office:value="54.0" office:value-type="float" table:style-name="from_lot_fiat"/>
          <table:table-cell office:value="5994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4/6: 1.08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4972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0-06-11 05:31:00+00:00</text:p>
          </table:table-cell>
          <table:table-cell office:value-type="string" table:style-name="taxable_event_alt_default">
            <text:p>OUT / SELL</text:p>
          </table:table-cell>
          <table:table-cell office:value="1.0" office:value-type="float" table:style-name="taxable_event_alt_percent"/>
          <table:table-cell office:value="7803.0" office:value-type="float" table:style-name="highlighted_fiat"/>
          <table:table-cell office:value="15300.0" office:value-type="float" table:style-name="taxable_event_alt_fiat"/>
          <table:table-cell office:value-type="string" table:style-name="taxable_event_note_default">
            <text:p>1/1: 0.51000000 of 0.51000000 B2</text:p>
          </table:table-cell>
          <table:table-cell office:value-type="string" table:style-name="from_lot_default">
            <text:p>2019-01-01 08:41:00+00:00</text:p>
          </table:table-cell>
          <table:table-cell office:value="0.255" office:value-type="float" table:style-name="from_lot_percent"/>
          <table:table-cell office:value="2830.5" office:value-type="float" table:style-name="from_lot_fiat"/>
          <table:table-cell office:value="25.5" office:value-type="float" table:style-name="from_lot_fiat"/>
          <table:table-cell office:value="2830.5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5/6: 0.51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856.0" office:value-type="float" table:style-name="highlighted_fiat"/>
          <table:table-cell office:value="21400.0" office:value-type="float" table:style-name="taxable_event_fiat"/>
          <table:table-cell office:value-type="string" table:style-name="taxable_event_note_default">
            <text:p>1/1: 0.04000000 of 0.04000000 B2</text:p>
          </table:table-cell>
          <table:table-cell office:value-type="string" table:style-name="from_lot_default">
            <text:p>2019-01-01 08:41:00+00:00</text:p>
          </table:table-cell>
          <table:table-cell office:value="0.02" office:value-type="float" table:style-name="from_lot_percent"/>
          <table:table-cell office:value="222.0" office:value-type="float" table:style-name="from_lot_fiat"/>
          <table:table-cell office:value="2.0" office:value-type="float" table:style-name="from_lot_fiat"/>
          <table:table-cell office:value="222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6/6: 0.04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from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7788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859.0" office:value-type="float" table:style-name="taxable_event_fiat"/>
          <table:table-cell office:value="31070.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7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587.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6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74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IN / INTEREST</text:p>
          </table:table-cell>
          <table:table-cell office:value="1.0" office:value-type="float" table:style-name="taxable_event_percent"/>
          <table:table-cell office:value="11100.0" office:value-type="float" table:style-name="highlighted_fiat"/>
          <table:table-cell office:value="11000.0" office:value-type="float" table:style-name="taxable_event_fiat"/>
          <table:table-cell office:value-type="string" table:style-name="taxable_event_note_default">
            <text:p>1/1: 2.00000000 of 2.00000000 B3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1-11 11:15:00+00:00</text:p>
          </table:table-cell>
          <table:table-cell office:value-type="string" table:style-name="taxable_event_alt_default">
            <text:p>OUT / SELL</text:p>
          </table:table-cell>
          <table:table-cell office:value="1.0" office:value-type="float" table:style-name="taxable_event_alt_percent"/>
          <table:table-cell office:value="16800.0" office:value-type="float" table:style-name="highlighted_fiat"/>
          <table:table-cell office:value="11200.0" office:value-type="float" table:style-name="taxable_event_alt_fiat"/>
          <table:table-cell office:value-type="string" table:style-name="taxable_event_note_default">
            <text:p>1/1: 1.50000000 of 1.50000000 B3</text:p>
          </table:table-cell>
          <table:table-cell office:value-type="string" table:style-name="from_lot_default">
            <text:p>2020-01-01 08:41:00+00:00</text:p>
          </table:table-cell>
          <table:table-cell office:value="0.75" office:value-type="float" table:style-name="from_lot_percent"/>
          <table:table-cell office:value="8325.0" office:value-type="float" table:style-name="from_lot_fiat"/>
          <table:table-cell office:value="75.0" office:value-type="float" table:style-name="from_lot_fiat"/>
          <table:table-cell office:value="8325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1/4: 1.50000000 of 2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114.0" office:value-type="float" table:style-name="highlighted_fiat"/>
          <table:table-cell office:value="11400.0" office:value-type="float" table:style-name="taxable_event_fiat"/>
          <table:table-cell office:value-type="string" table:style-name="taxable_event_note_default">
            <text:p>1/1: 0.01000000 of 0.01000000 B3</text:p>
          </table:table-cell>
          <table:table-cell office:value-type="string" table:style-name="from_lot_default">
            <text:p>2020-01-01 08:41:00+00:00</text:p>
          </table:table-cell>
          <table:table-cell office:value="0.005" office:value-type="float" table:style-name="from_lot_percent"/>
          <table:table-cell office:value="55.5" office:value-type="float" table:style-name="from_lot_fiat"/>
          <table:table-cell office:value="0.5" office:value-type="float" table:style-name="from_lot_fiat"/>
          <table:table-cell office:value="55.5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2/4: 0.01000000 of 2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-16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11 19:58:00+00:00</text:p>
          </table:table-cell>
          <table:table-cell office:value-type="string" table:style-name="taxable_event_alt_default">
            <text:p>OUT / SELL</text:p>
          </table:table-cell>
          <table:table-cell office:value="1.0" office:value-type="float" table:style-name="taxable_event_alt_percent"/>
          <table:table-cell office:value="2440.0" office:value-type="float" table:style-name="highlighted_fiat"/>
          <table:table-cell office:value="12200.0" office:value-type="float" table:style-name="taxable_event_alt_fiat"/>
          <table:table-cell office:value-type="string" table:style-name="taxable_event_note_default">
            <text:p>1/1: 0.20000000 of 0.20000000 B3</text:p>
          </table:table-cell>
          <table:table-cell office:value-type="string" table:style-name="from_lot_alt_default">
            <text:p>2020-02-01 11:18:00+00:00</text:p>
          </table:table-cell>
          <table:table-cell office:value="0.6666666666666666" office:value-type="float" table:style-name="from_lot_alt_percent"/>
          <table:table-cell office:value="2600.0" office:value-type="float" table:style-name="from_lot_alt_fiat"/>
          <table:table-cell office:value="0.0" office:value-type="float" table:style-name="from_lot_alt_fiat"/>
          <table:table-cell office:value="2600.0" office:value-type="float" table:style-name="highlighted_fiat"/>
          <table:table-cell office:value="13000.0" office:value-type="float" table:style-name="from_lot_alt_fiat"/>
          <table:table-cell office:value-type="string" table:style-name="from_lot_note_default">
            <text:p>1/2: 0.20000000 of 0.3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3.81" office:value-type="float" table:style-name="transparent_crypto"/>
          <table:table-cell office:value="12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OUT / GIFT</text:p>
          </table:table-cell>
          <table:table-cell office:value="0.25" office:value-type="float" table:style-name="taxable_event_percent"/>
          <table:table-cell office:value="1420.0" office:value-type="float" table:style-name="highlighted_fiat"/>
          <table:table-cell office:value="14200.0" office:value-type="float" table:style-name="taxable_event_fiat"/>
          <table:table-cell office:value-type="string" table:style-name="taxable_event_note_default">
            <text:p>1/2: 0.10000000 of 0.40000000 B3</text:p>
          </table:table-cell>
          <table:table-cell office:value-type="string" table:style-name="from_lot_alt_default">
            <text:p>2020-02-01 11:18:00+00:00</text:p>
          </table:table-cell>
          <table:table-cell office:value="0.3333333333333333" office:value-type="float" table:style-name="from_lot_alt_percent"/>
          <table:table-cell office:value="1300.0" office:value-type="float" table:style-name="from_lot_alt_fiat"/>
          <table:table-cell office:value="0.0" office:value-type="float" table:style-name="from_lot_alt_fiat"/>
          <table:table-cell office:value="1300.0" office:value-type="float" table:style-name="highlighted_fiat"/>
          <table:table-cell office:value="13000.0" office:value-type="float" table:style-name="from_lot_alt_fiat"/>
          <table:table-cell office:value-type="string" table:style-name="from_lot_note_default">
            <text:p>2/2: 0.10000000 of 0.3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OUT / GIFT</text:p>
          </table:table-cell>
          <table:table-cell office:value="0.75" office:value-type="float" table:style-name="taxable_event_percent"/>
          <table:table-cell office:value="4260.0" office:value-type="float" table:style-name="highlighted_fiat"/>
          <table:table-cell office:value="14200.0" office:value-type="float" table:style-name="taxable_event_fiat"/>
          <table:table-cell office:value-type="string" table:style-name="taxable_event_note_default">
            <text:p>2/2: 0.30000000 of 0.40000000 B3</text:p>
          </table:table-cell>
          <table:table-cell office:value-type="string" table:style-name="from_lot_default">
            <text:p>2020-02-01 11:18:00+00:00</text:p>
          </table:table-cell>
          <table:table-cell office:value="0.6" office:value-type="float" table:style-name="from_lot_percent"/>
          <table:table-cell office:value="4440.0" office:value-type="float" table:style-name="from_lot_fiat"/>
          <table:table-cell office:value="240.0" office:value-type="float" table:style-name="from_lot_fiat"/>
          <table:table-cell office:value="4440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1/3: 0.30000000 of 0.5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2 17:50:00+00:00</text:p>
          </table:table-cell>
          <table:table-cell office:value-type="string" table:style-name="taxable_event_alt_default">
            <text:p>OUT / DONATE</text:p>
          </table:table-cell>
          <table:table-cell office:value="1.0" office:value-type="float" table:style-name="taxable_event_alt_percent"/>
          <table:table-cell office:value="1430.0" office:value-type="float" table:style-name="highlighted_fiat"/>
          <table:table-cell office:value="14300.0" office:value-type="float" table:style-name="taxable_event_alt_fiat"/>
          <table:table-cell office:value-type="string" table:style-name="taxable_event_note_default">
            <text:p>1/1: 0.10000000 of 0.10000000 B3</text:p>
          </table:table-cell>
          <table:table-cell office:value-type="string" table:style-name="from_lot_default">
            <text:p>2020-02-01 11:18:00+00:00</text:p>
          </table:table-cell>
          <table:table-cell office:value="0.2" office:value-type="float" table:style-name="from_lot_percent"/>
          <table:table-cell office:value="1480.0" office:value-type="float" table:style-name="from_lot_fiat"/>
          <table:table-cell office:value="80.0" office:value-type="float" table:style-name="from_lot_fiat"/>
          <table:table-cell office:value="1480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2/3: 0.10000000 of 0.5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288.0" office:value-type="float" table:style-name="highlighted_fiat"/>
          <table:table-cell office:value="14400.0" office:value-type="float" table:style-name="taxable_event_fiat"/>
          <table:table-cell office:value-type="string" table:style-name="taxable_event_note_default">
            <text:p>1/1: 0.02000000 of 0.02000000 B3</text:p>
          </table:table-cell>
          <table:table-cell office:value-type="string" table:style-name="from_lot_alt_default">
            <text:p>2020-05-01 14:03:00+00:00</text:p>
          </table:table-cell>
          <table:table-cell office:value="0.02" office:value-type="float" table:style-name="from_lot_alt_percent"/>
          <table:table-cell office:value="310.0" office:value-type="float" table:style-name="from_lot_alt_fiat"/>
          <table:table-cell office:value="10.0" office:value-type="float" table:style-name="from_lot_alt_fiat"/>
          <table:table-cell office:value="310.0" office:value-type="float" table:style-name="highlighted_fiat"/>
          <table:table-cell office:value="15000.0" office:value-type="float" table:style-name="from_lot_alt_fiat"/>
          <table:table-cell office:value-type="string" table:style-name="from_lot_note_default">
            <text:p>1/2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crypto"/>
          <table:table-cell office:value-type="string" table:style-name="transparent_default">
            <text:p>B3</text:p>
          </table:table-cell>
          <table:table-cell office:value="5.21" office:value-type="float" table:style-name="transparent_crypto"/>
          <table:table-cell office:value="4606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6-11 05:31:00+00:00</text:p>
          </table:table-cell>
          <table:table-cell office:value-type="string" table:style-name="taxable_event_alt_default">
            <text:p>OUT / SELL</text:p>
          </table:table-cell>
          <table:table-cell office:value="0.9074074074074074" office:value-type="float" table:style-name="taxable_event_alt_percent"/>
          <table:table-cell office:value="19796.0" office:value-type="float" table:style-name="highlighted_fiat"/>
          <table:table-cell office:value="20200.0" office:value-type="float" table:style-name="taxable_event_alt_fiat"/>
          <table:table-cell office:value-type="string" table:style-name="taxable_event_note_default">
            <text:p>1/2: 0.98000000 of 1.08000000 B3</text:p>
          </table:table-cell>
          <table:table-cell office:value-type="string" table:style-name="from_lot_alt_default">
            <text:p>2020-05-01 14:03:00+00:00</text:p>
          </table:table-cell>
          <table:table-cell office:value="0.98" office:value-type="float" table:style-name="from_lot_alt_percent"/>
          <table:table-cell office:value="15190.0" office:value-type="float" table:style-name="from_lot_alt_fiat"/>
          <table:table-cell office:value="490.0" office:value-type="float" table:style-name="from_lot_alt_fiat"/>
          <table:table-cell office:value="15190.0" office:value-type="float" table:style-name="highlighted_fiat"/>
          <table:table-cell office:value="15000.0" office:value-type="float" table:style-name="from_lot_alt_fiat"/>
          <table:table-cell office:value-type="string" table:style-name="from_lot_note_default">
            <text:p>2/2: 0.98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54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6-11 05:31:00+00:00</text:p>
          </table:table-cell>
          <table:table-cell office:value-type="string" table:style-name="taxable_event_alt_default">
            <text:p>OUT / SELL</text:p>
          </table:table-cell>
          <table:table-cell office:value="0.09259259259259259" office:value-type="float" table:style-name="taxable_event_alt_percent"/>
          <table:table-cell office:value="2020.0" office:value-type="float" table:style-name="highlighted_fiat"/>
          <table:table-cell office:value="20200.0" office:value-type="float" table:style-name="taxable_event_alt_fiat"/>
          <table:table-cell office:value-type="string" table:style-name="taxable_event_note_default">
            <text:p>2/2: 0.10000000 of 1.08000000 B3</text:p>
          </table:table-cell>
          <table:table-cell office:value-type="string" table:style-name="from_lot_default">
            <text:p>2020-02-01 11:18:00+00:00</text:p>
          </table:table-cell>
          <table:table-cell office:value="0.2" office:value-type="float" table:style-name="from_lot_percent"/>
          <table:table-cell office:value="1480.0" office:value-type="float" table:style-name="from_lot_fiat"/>
          <table:table-cell office:value="80.0" office:value-type="float" table:style-name="from_lot_fiat"/>
          <table:table-cell office:value="1480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3/3: 0.10000000 of 0.5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41" office:value-type="float" table:style-name="transparent_crypto"/>
          <table:table-cell office:value="33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OUT / SELL</text:p>
          </table:table-cell>
          <table:table-cell office:value="0.19607843137254902" office:value-type="float" table:style-name="taxable_event_percent"/>
          <table:table-cell office:value="1530.0" office:value-type="float" table:style-name="highlighted_fiat"/>
          <table:table-cell office:value="15300.0" office:value-type="float" table:style-name="taxable_event_fiat"/>
          <table:table-cell office:value-type="string" table:style-name="taxable_event_note_default">
            <text:p>1/2: 0.10000000 of 0.51000000 B3</text:p>
          </table:table-cell>
          <table:table-cell office:value-type="string" table:style-name="from_lot_alt_default">
            <text:p>2020-02-01 11:18:00+00:00</text:p>
          </table:table-cell>
          <table:table-cell office:value="1.0" office:value-type="float" table:style-name="from_lot_alt_percent"/>
          <table:table-cell office:value="1200.0" office:value-type="float" table:style-name="from_lot_alt_fiat"/>
          <table:table-cell office:value="0.0" office:value-type="float" table:style-name="from_lot_alt_fiat"/>
          <table:table-cell office:value="1200.0" office:value-type="float" table:style-name="highlighted_fiat"/>
          <table:table-cell office:value="12000.0" office:value-type="float" table:style-name="from_lot_alt_fiat"/>
          <table:table-cell office:value-type="string" table:style-name="from_lot_note_default">
            <text:p>1/1: 0.10000000 of 0.1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3997.5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OUT / SELL</text:p>
          </table:table-cell>
          <table:table-cell office:value="0.803921568627451" office:value-type="float" table:style-name="taxable_event_percent"/>
          <table:table-cell office:value="6273.0" office:value-type="float" table:style-name="highlighted_fiat"/>
          <table:table-cell office:value="15300.0" office:value-type="float" table:style-name="taxable_event_fiat"/>
          <table:table-cell office:value-type="string" table:style-name="taxable_event_note_default">
            <text:p>2/2: 0.41000000 of 0.51000000 B3</text:p>
          </table:table-cell>
          <table:table-cell office:value-type="string" table:style-name="from_lot_default">
            <text:p>2020-01-01 08:41:00+00:00</text:p>
          </table:table-cell>
          <table:table-cell office:value="0.205" office:value-type="float" table:style-name="from_lot_percent"/>
          <table:table-cell office:value="2275.5" office:value-type="float" table:style-name="from_lot_fiat"/>
          <table:table-cell office:value="20.5" office:value-type="float" table:style-name="from_lot_fiat"/>
          <table:table-cell office:value="2275.5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3/4: 0.41000000 of 2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7-21 10:02:02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856.0" office:value-type="float" table:style-name="highlighted_fiat"/>
          <table:table-cell office:value="21400.0" office:value-type="float" table:style-name="taxable_event_alt_fiat"/>
          <table:table-cell office:value-type="string" table:style-name="taxable_event_note_default">
            <text:p>1/1: 0.04000000 of 0.04000000 B3</text:p>
          </table:table-cell>
          <table:table-cell office:value-type="string" table:style-name="from_lot_default">
            <text:p>2020-01-01 08:41:00+00:00</text:p>
          </table:table-cell>
          <table:table-cell office:value="0.02" office:value-type="float" table:style-name="from_lot_percent"/>
          <table:table-cell office:value="222.0" office:value-type="float" table:style-name="from_lot_fiat"/>
          <table:table-cell office:value="2.0" office:value-type="float" table:style-name="from_lot_fiat"/>
          <table:table-cell office:value="222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4/4: 0.04000000 of 2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from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9473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619.0" office:value-type="float" table:style-name="taxable_event_fiat"/>
          <table:table-cell office:value="20145.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63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222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6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600.0" office:value-type="float" table:style-name="from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2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axable_event_fiat"/>
          <table:table-cell office:value="31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6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74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84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axable_event_fiat"/>
          <table:table-cell office:value="8325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55.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16800.0" office:value-type="float" table:style-name="highlighted_fiat"/>
          <table:table-cell office:value="11200.0" office:value-type="float" table:style-name="taxable_event_fiat"/>
          <table:table-cell office:value-type="string" table:style-name="taxable_event_note_default">
            <text:p>1/1: 1.50000000 of 1.50000000 B4</text:p>
          </table:table-cell>
          <table:table-cell office:value-type="string" table:style-name="from_lot_default">
            <text:p>2019-01-01 08:41:00+00:00</text:p>
          </table:table-cell>
          <table:table-cell office:value="0.75" office:value-type="float" table:style-name="from_lot_percent"/>
          <table:table-cell office:value="8325.0" office:value-type="float" table:style-name="from_lot_fiat"/>
          <table:table-cell office:value="75.0" office:value-type="float" table:style-name="from_lot_fiat"/>
          <table:table-cell office:value="8325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1/4: 1.50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0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fiat"/>
          <table:table-cell office:value="11400.0" office:value-type="float" table:style-name="taxable_event_alt_fiat"/>
          <table:table-cell office:value-type="string" table:style-name="taxable_event_note_default">
            <text:p>1/1: 0.01000000 of 0.01000000 B4</text:p>
          </table:table-cell>
          <table:table-cell office:value-type="string" table:style-name="from_lot_default">
            <text:p>2019-01-01 08:41:00+00:00</text:p>
          </table:table-cell>
          <table:table-cell office:value="0.005" office:value-type="float" table:style-name="from_lot_percent"/>
          <table:table-cell office:value="55.5" office:value-type="float" table:style-name="from_lot_fiat"/>
          <table:table-cell office:value="0.5" office:value-type="float" table:style-name="from_lot_fiat"/>
          <table:table-cell office:value="55.5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2/4: 0.01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-16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440.0" office:value-type="float" table:style-name="highlighted_fiat"/>
          <table:table-cell office:value="12200.0" office:value-type="float" table:style-name="taxable_event_fiat"/>
          <table:table-cell office:value-type="string" table:style-name="taxable_event_note_default">
            <text:p>1/1: 0.20000000 of 0.20000000 B4</text:p>
          </table:table-cell>
          <table:table-cell office:value-type="string" table:style-name="from_lot_alt_default">
            <text:p>2020-02-01 11:18:00+00:00</text:p>
          </table:table-cell>
          <table:table-cell office:value="0.6666666666666666" office:value-type="float" table:style-name="from_lot_alt_percent"/>
          <table:table-cell office:value="2600.0" office:value-type="float" table:style-name="from_lot_alt_fiat"/>
          <table:table-cell office:value="0.0" office:value-type="float" table:style-name="from_lot_alt_fiat"/>
          <table:table-cell office:value="2600.0" office:value-type="float" table:style-name="highlighted_fiat"/>
          <table:table-cell office:value="13000.0" office:value-type="float" table:style-name="from_lot_alt_fiat"/>
          <table:table-cell office:value-type="string" table:style-name="from_lot_note_default">
            <text:p>1/2: 0.20000000 of 0.3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1.81" office:value-type="float" table:style-name="transparent_crypto"/>
          <table:table-cell office:value="12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25" office:value-type="float" table:style-name="taxable_event_alt_percent"/>
          <table:table-cell office:value="1420.0" office:value-type="float" table:style-name="highlighted_fiat"/>
          <table:table-cell office:value="14200.0" office:value-type="float" table:style-name="taxable_event_alt_fiat"/>
          <table:table-cell office:value-type="string" table:style-name="taxable_event_note_default">
            <text:p>1/2: 0.10000000 of 0.40000000 B4</text:p>
          </table:table-cell>
          <table:table-cell office:value-type="string" table:style-name="from_lot_alt_default">
            <text:p>2020-02-01 11:18:00+00:00</text:p>
          </table:table-cell>
          <table:table-cell office:value="0.3333333333333333" office:value-type="float" table:style-name="from_lot_alt_percent"/>
          <table:table-cell office:value="1300.0" office:value-type="float" table:style-name="from_lot_alt_fiat"/>
          <table:table-cell office:value="0.0" office:value-type="float" table:style-name="from_lot_alt_fiat"/>
          <table:table-cell office:value="1300.0" office:value-type="float" table:style-name="highlighted_fiat"/>
          <table:table-cell office:value="13000.0" office:value-type="float" table:style-name="from_lot_alt_fiat"/>
          <table:table-cell office:value-type="string" table:style-name="from_lot_note_default">
            <text:p>2/2: 0.10000000 of 0.3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75" office:value-type="float" table:style-name="taxable_event_alt_percent"/>
          <table:table-cell office:value="4260.0" office:value-type="float" table:style-name="highlighted_fiat"/>
          <table:table-cell office:value="14200.0" office:value-type="float" table:style-name="taxable_event_alt_fiat"/>
          <table:table-cell office:value-type="string" table:style-name="taxable_event_note_default">
            <text:p>2/2: 0.30000000 of 0.40000000 B4</text:p>
          </table:table-cell>
          <table:table-cell office:value-type="string" table:style-name="from_lot_default">
            <text:p>2020-02-01 11:18:00+00:00</text:p>
          </table:table-cell>
          <table:table-cell office:value="0.6" office:value-type="float" table:style-name="from_lot_percent"/>
          <table:table-cell office:value="4440.0" office:value-type="float" table:style-name="from_lot_fiat"/>
          <table:table-cell office:value="240.0" office:value-type="float" table:style-name="from_lot_fiat"/>
          <table:table-cell office:value="4440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1/3: 0.30000000 of 0.5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1430.0" office:value-type="float" table:style-name="highlighted_fiat"/>
          <table:table-cell office:value="14300.0" office:value-type="float" table:style-name="taxable_event_fiat"/>
          <table:table-cell office:value-type="string" table:style-name="taxable_event_note_default">
            <text:p>1/1: 0.10000000 of 0.10000000 B4</text:p>
          </table:table-cell>
          <table:table-cell office:value-type="string" table:style-name="from_lot_default">
            <text:p>2020-02-01 11:18:00+00:00</text:p>
          </table:table-cell>
          <table:table-cell office:value="0.2" office:value-type="float" table:style-name="from_lot_percent"/>
          <table:table-cell office:value="1480.0" office:value-type="float" table:style-name="from_lot_fiat"/>
          <table:table-cell office:value="80.0" office:value-type="float" table:style-name="from_lot_fiat"/>
          <table:table-cell office:value="1480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2/3: 0.10000000 of 0.5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5-21 12:58:1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288.0" office:value-type="float" table:style-name="highlighted_fiat"/>
          <table:table-cell office:value="14400.0" office:value-type="float" table:style-name="taxable_event_alt_fiat"/>
          <table:table-cell office:value-type="string" table:style-name="taxable_event_note_default">
            <text:p>1/1: 0.02000000 of 0.02000000 B4</text:p>
          </table:table-cell>
          <table:table-cell office:value-type="string" table:style-name="from_lot_alt_default">
            <text:p>2020-05-01 14:03:00+00:00</text:p>
          </table:table-cell>
          <table:table-cell office:value="0.02" office:value-type="float" table:style-name="from_lot_alt_percent"/>
          <table:table-cell office:value="310.0" office:value-type="float" table:style-name="from_lot_alt_fiat"/>
          <table:table-cell office:value="10.0" office:value-type="float" table:style-name="from_lot_alt_fiat"/>
          <table:table-cell office:value="310.0" office:value-type="float" table:style-name="highlighted_fiat"/>
          <table:table-cell office:value="15000.0" office:value-type="float" table:style-name="from_lot_alt_fiat"/>
          <table:table-cell office:value-type="string" table:style-name="from_lot_note_default">
            <text:p>1/2: 0.02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3.21" office:value-type="float" table:style-name="transparent_border_crypto"/>
          <table:table-cell office:value="4606.0" office:value-type="float" table:style-name="transparent_border_fiat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0.9074074074074074" office:value-type="float" table:style-name="taxable_event_border_percent"/>
          <table:table-cell office:value="19796.0" office:value-type="float" table:style-name="highlighted_border_fiat"/>
          <table:table-cell office:value="20200.0" office:value-type="float" table:style-name="taxable_event_border_fiat"/>
          <table:table-cell office:value-type="string" table:style-name="taxable_event_note_border_default">
            <text:p>1/2: 0.98000000 of 1.08000000 B4</text:p>
          </table:table-cell>
          <table:table-cell office:value-type="string" table:style-name="from_lot_alt_default">
            <text:p>2020-05-01 14:03:00+00:00</text:p>
          </table:table-cell>
          <table:table-cell office:value="0.98" office:value-type="float" table:style-name="from_lot_alt_percent"/>
          <table:table-cell office:value="15190.0" office:value-type="float" table:style-name="from_lot_alt_fiat"/>
          <table:table-cell office:value="490.0" office:value-type="float" table:style-name="from_lot_alt_fiat"/>
          <table:table-cell office:value="15190.0" office:value-type="float" table:style-name="highlighted_border_fiat"/>
          <table:table-cell office:value="15000.0" office:value-type="float" table:style-name="from_lot_alt_fiat"/>
          <table:table-cell office:value-type="string" table:style-name="from_lot_note_border_default">
            <text:p>2/2: 0.98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54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OUT / SELL</text:p>
          </table:table-cell>
          <table:table-cell office:value="0.09259259259259259" office:value-type="float" table:style-name="taxable_event_percent"/>
          <table:table-cell office:value="2020.0" office:value-type="float" table:style-name="highlighted_fiat"/>
          <table:table-cell office:value="20200.0" office:value-type="float" table:style-name="taxable_event_fiat"/>
          <table:table-cell office:value-type="string" table:style-name="taxable_event_note_default">
            <text:p>2/2: 0.10000000 of 1.08000000 B4</text:p>
          </table:table-cell>
          <table:table-cell office:value-type="string" table:style-name="from_lot_default">
            <text:p>2020-02-01 11:18:00+00:00</text:p>
          </table:table-cell>
          <table:table-cell office:value="0.2" office:value-type="float" table:style-name="from_lot_percent"/>
          <table:table-cell office:value="1480.0" office:value-type="float" table:style-name="from_lot_fiat"/>
          <table:table-cell office:value="80.0" office:value-type="float" table:style-name="from_lot_fiat"/>
          <table:table-cell office:value="1480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3/3: 0.10000000 of 0.5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41" office:value-type="float" table:style-name="transparent_crypto"/>
          <table:table-cell office:value="33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6-11 05:31:00+00:00</text:p>
          </table:table-cell>
          <table:table-cell office:value-type="string" table:style-name="taxable_event_alt_default">
            <text:p>OUT / SELL</text:p>
          </table:table-cell>
          <table:table-cell office:value="0.19607843137254902" office:value-type="float" table:style-name="taxable_event_alt_percent"/>
          <table:table-cell office:value="1530.0" office:value-type="float" table:style-name="highlighted_fiat"/>
          <table:table-cell office:value="15300.0" office:value-type="float" table:style-name="taxable_event_alt_fiat"/>
          <table:table-cell office:value-type="string" table:style-name="taxable_event_note_default">
            <text:p>1/2: 0.10000000 of 0.51000000 B4</text:p>
          </table:table-cell>
          <table:table-cell office:value-type="string" table:style-name="from_lot_alt_default">
            <text:p>2020-02-01 11:18:00+00:00</text:p>
          </table:table-cell>
          <table:table-cell office:value="1.0" office:value-type="float" table:style-name="from_lot_alt_percent"/>
          <table:table-cell office:value="1200.0" office:value-type="float" table:style-name="from_lot_alt_fiat"/>
          <table:table-cell office:value="0.0" office:value-type="float" table:style-name="from_lot_alt_fiat"/>
          <table:table-cell office:value="1200.0" office:value-type="float" table:style-name="highlighted_fiat"/>
          <table:table-cell office:value="12000.0" office:value-type="float" table:style-name="from_lot_alt_fiat"/>
          <table:table-cell office:value-type="string" table:style-name="from_lot_note_default">
            <text:p>1/1: 0.10000000 of 0.1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3997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6-11 05:31:00+00:00</text:p>
          </table:table-cell>
          <table:table-cell office:value-type="string" table:style-name="taxable_event_alt_default">
            <text:p>OUT / SELL</text:p>
          </table:table-cell>
          <table:table-cell office:value="0.803921568627451" office:value-type="float" table:style-name="taxable_event_alt_percent"/>
          <table:table-cell office:value="6273.0" office:value-type="float" table:style-name="highlighted_fiat"/>
          <table:table-cell office:value="15300.0" office:value-type="float" table:style-name="taxable_event_alt_fiat"/>
          <table:table-cell office:value-type="string" table:style-name="taxable_event_note_default">
            <text:p>2/2: 0.41000000 of 0.51000000 B4</text:p>
          </table:table-cell>
          <table:table-cell office:value-type="string" table:style-name="from_lot_default">
            <text:p>2019-01-01 08:41:00+00:00</text:p>
          </table:table-cell>
          <table:table-cell office:value="0.205" office:value-type="float" table:style-name="from_lot_percent"/>
          <table:table-cell office:value="2275.5" office:value-type="float" table:style-name="from_lot_fiat"/>
          <table:table-cell office:value="20.5" office:value-type="float" table:style-name="from_lot_fiat"/>
          <table:table-cell office:value="2275.5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3/4: 0.41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7-21 10:02:02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856.0" office:value-type="float" table:style-name="highlighted_fiat"/>
          <table:table-cell office:value="21400.0" office:value-type="float" table:style-name="taxable_event_fiat"/>
          <table:table-cell office:value-type="string" table:style-name="taxable_event_note_default">
            <text:p>1/1: 0.04000000 of 0.04000000 B4</text:p>
          </table:table-cell>
          <table:table-cell office:value-type="string" table:style-name="from_lot_default">
            <text:p>2019-01-01 08:41:00+00:00</text:p>
          </table:table-cell>
          <table:table-cell office:value="0.02" office:value-type="float" table:style-name="from_lot_percent"/>
          <table:table-cell office:value="222.0" office:value-type="float" table:style-name="from_lot_fiat"/>
          <table:table-cell office:value="2.0" office:value-type="float" table:style-name="from_lot_fiat"/>
          <table:table-cell office:value="222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4/4: 0.04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1T11:32:52.387674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